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office:value-type="string">
            <text:p>in Fedora</text:p>
          </table:table-cell>
          <table:table-cell>
            <office:annotation draw:style-name="gr1" draw:text-style-name="P1" svg:width="1.1413in" svg:height="0.3902in" svg:x="7.0756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ellipse</text:p>
          </table:table-cell>
        </table:table-row>
        <table:table-row table:style-name="ro1">
          <table:table-cell table:number-columns-repeated="3"/>
          <table:table-cell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 office:value-type="string">
            <text:p>change title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office:value-type="string">
            <text:p>remapp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 office:value-type="string">
            <text:p>perf issu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Metrics</text:p>
          </table:table-cell>
          <table:table-cell>
            <office:annotation draw:style-name="gr1" draw:text-style-name="P1" svg:width="1.1413in" svg:height="0.7012in" svg:x="7.6654in" svg:y="2.6024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ILTERING</text:p>
          </table:table-cell>
          <table:table-cell office:value-type="string">
            <text:p>filter2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moothin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Gradi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NT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AGE TRANSFORMS</text:p>
          </table:table-cell>
          <table:table-cell office:value-type="string">
            <text:p>d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 style:data-style-name="N2" text:time-value="0000-00-00T11:23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9T13:31:23</dc:date>
    <dc:creator>abidrahmank </dc:creator>
    <meta:generator>LibreOffice/3.6$Linux_X86_64 LibreOffice_project/360m1$Build-2</meta:generator>
    <meta:editing-duration>PT6H40M30S</meta:editing-duration>
    <meta:editing-cycles>11</meta:editing-cycles>
    <meta:document-statistic meta:table-count="1" meta:cell-count="73" meta:object-count="0"/>
  </office:meta>
</office:document-meta>
</file>